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Gothic" svg:font-family="CenturyGothic" style:font-pitch="variable"/>
    <style:font-face style:name="CenturyGothic1" svg:font-family="CenturyGothic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UI" svg:font-family="SegoeUI"/>
    <style:font-face style:name="SegoeUI1" svg:font-family="SegoeUI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dash" draw:stroke-dash="stroke-dash31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19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5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3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5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80808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3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5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dash" draw:stroke-dash="stroke-dash24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17cm" svg:stroke-color="#000000" draw:stroke-linejoin="round" svg:stroke-linecap="round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solid" svg:stroke-width="0.017cm" svg:stroke-color="#808080" draw:stroke-linejoin="round" svg:stroke-linecap="round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solid" draw:fill-color="#808080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5.59999990463257pt"/>
    </style:style>
    <style:style style:name="P3" style:family="paragraph">
      <loext:graphic-properties draw:fill="none"/>
      <style:paragraph-properties fo:text-align="start" style:writing-mode="lr-tb"/>
      <style:text-properties fo:font-size="5.59999990463257pt" style:font-size-asian="5.59999990463257pt" style:font-size-complex="5.59999990463257pt"/>
    </style:style>
    <style:style style:name="P4" style:family="paragraph">
      <loext:graphic-properties draw:fill="solid" draw:fill-color="#808080"/>
    </style:style>
    <style:style style:name="T1" style:family="text">
      <style:text-properties fo:color="#808080" loext:opacity="100%" style:font-name="CenturyGothic1" fo:font-size="5.59999990463257pt" fo:font-weight="normal" style:font-size-asian="5.59999990463257pt" style:font-weight-asian="normal" style:font-name-complex="CenturyGothic1" style:font-size-complex="5.5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9cm" svg:height="0.9cm" svg:x="0.668cm" svg:y="0.831cm" svg:viewBox="0 0 901 901" svg:d="M660 551l-2-25-4-26-7-23-10-23-13-22-15-19-17-18-20-16-21-13-22-11-24-8-24-5-25-2-25 1-24 3-24 7-23 9-22 12-20 15-19 17-16 18-14 21-11 22-9 23-6 25-3 25v25l3 25 6 24 9 23 11 23 14 20 16 19 19 17 20 14 22 12 23 10 24 6 24 4 25 1 25-3 24-5 24-8 22-10 21-14 20-15 17-18 15-20 13-21 10-23 7-24 4-24zM577 551l-2-20-4-20-7-18-10-16-13-15-14-13-16-11-18-8-19-5-19-2-20 1-19 3-18 7-17 9-16 12-13 14-11 16-9 17-6 20-3 19v20l3 19 6 18 9 18 11 16 13 14 16 11 17 10 18 6 19 4 20 1 19-3 19-5 18-8 16-10 14-13 13-15 10-17 7-18 4-19zM901 901v-701M0 901h901M0 200v701M0 200h901M901 0h-901M0 200h901M0 0v200M901 200v-200">
          <text:p/>
        </draw:path>
        <draw:line draw:style-name="gr2" draw:text-style-name="P1" draw:layer="layout" svg:x1="6.757cm" svg:y1="1.254cm" svg:x2="2.756cm" svg:y2="1.254cm">
          <text:p/>
        </draw:line>
        <draw:line draw:style-name="gr2" draw:text-style-name="P1" draw:layer="layout" svg:x1="2.756cm" svg:y1="1.508cm" svg:x2="6.757cm" svg:y2="1.508cm">
          <text:p/>
        </draw:line>
        <draw:path draw:style-name="gr1" draw:text-style-name="P1" draw:layer="layout" svg:width="4.001cm" svg:height="0.9cm" svg:x="2.756cm" svg:y="0.831cm" svg:viewBox="0 0 4002 901" svg:d="M2450 761h1552M4002 340h-1552M1550 340h-1550M0 761h1550M1550 901v-701M1550 200h900M2450 901v-701M1550 901h900M4002 551v-25-26-23-23-22-19-18-16-13-11-8-5-2M4002 761v-3-5-8-10-14-15-18-20-21-23-24-24-25M0 551v-25-26-23-23-22-19-18-16-13-11-8-5-2M0 761v-3-5-8-10-14-15-18-20-21-23-24-24-25M1550 200v-200M1550 0h900M1550 200h900M2450 200v-200">
          <text:p/>
        </draw:path>
        <draw:frame draw:style-name="gr3" draw:text-style-name="P3" draw:layer="layout" svg:width="0.199cm" svg:height="0.234cm" svg:x="1.063cm" svg:y="2.264cm">
          <draw:text-box>
            <text:p text:style-name="P2"><text:span text:style-name="T1"><text:s text:c="2"/></text:span></text:p>
          </draw:text-box>
        </draw:frame>
        <draw:frame draw:style-name="gr4" draw:text-style-name="P3" draw:layer="layout" svg:width="0.256cm" svg:height="0.234cm" svg:x="1.008cm" svg:y="2.502cm">
          <draw:text-box>
            <text:p text:style-name="P2"><text:span text:style-name="T1">45</text:span></text:p>
          </draw:text-box>
        </draw:frame>
        <draw:frame draw:style-name="gr5" draw:text-style-name="P3" draw:layer="layout" svg:width="0.384cm" svg:height="0.234cm" svg:x="0.33cm" svg:y="0.813cm">
          <draw:text-box>
            <text:p text:style-name="P2"><text:span text:style-name="T1"><text:s/></text:span><text:span text:style-name="T1">10 </text:span></text:p>
          </draw:text-box>
        </draw:frame>
        <draw:frame draw:style-name="gr5" draw:text-style-name="P3" draw:layer="layout" svg:width="0.384cm" svg:height="0.234cm" draw:transform="rotate (1.5707963267949) translate (0.267cm 1.551cm)">
          <draw:text-box>
            <text:p text:style-name="P2"><text:span text:style-name="T1"><text:s/></text:span><text:span text:style-name="T1">35 </text:span></text:p>
          </draw:text-box>
        </draw:frame>
        <draw:frame draw:style-name="gr6" draw:text-style-name="P3" draw:layer="layout" svg:width="0.574cm" svg:height="0.234cm" draw:transform="rotate (0.840899633610868) translate (1.568cm 0.537cm)">
          <draw:text-box>
            <text:p text:style-name="P2"><text:span text:style-name="T1"><text:s/></text:span><text:span text:style-name="T1">4.15 </text:span></text:p>
          </draw:text-box>
        </draw:frame>
        <draw:frame draw:style-name="gr6" draw:text-style-name="P3" draw:layer="layout" svg:width="0.574cm" svg:height="0.234cm" svg:x="1.878cm" svg:y="1.443cm">
          <draw:text-box>
            <text:p text:style-name="P2"><text:span text:style-name="T1"><text:s/></text:span><text:span text:style-name="T1">17.5 </text:span></text:p>
          </draw:text-box>
        </draw:frame>
        <draw:path draw:style-name="gr7" draw:text-style-name="P1" draw:layer="layout" svg:width="0.191cm" svg:height="0.133cm" svg:x="0.904cm" svg:y="0.44cm" svg:viewBox="0 0 192 134" svg:d="M96 0l-12 1-11 3-11 5-9 6-8 8-7 11-5 10-3 12-1 11 1 12 3 11 5 11 7 9 8 8 9 7 11 5 11 3 12 1 11-1 11-3 11-5 10-7 9-8 6-9 5-11 3-11 1-12-1-11-3-12-5-10-6-11-9-8-10-6-11-5-11-3zM192 105l-192-76">
          <text:p/>
        </draw:path>
        <draw:frame draw:style-name="gr3" draw:text-style-name="P3" draw:layer="layout" svg:width="0.199cm" svg:height="0.234cm" draw:transform="rotate (1.5707963267949) translate (0.888cm 0.678cm)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0.32cm" svg:height="0.234cm" draw:transform="rotate (1.5707963267949) translate (0.888cm 0.397cm)">
          <draw:text-box>
            <text:p text:style-name="P2"><text:span text:style-name="T1">21 </text:span></text:p>
          </draw:text-box>
        </draw:frame>
        <draw:frame draw:style-name="gr6" draw:text-style-name="P3" draw:layer="layout" svg:width="0.574cm" svg:height="0.234cm" svg:x="0.648cm" svg:y="1.918cm">
          <draw:text-box>
            <text:p text:style-name="P2"><text:span text:style-name="T1"><text:s/></text:span><text:span text:style-name="T1">22.5 </text:span></text:p>
          </draw:text-box>
        </draw:frame>
        <draw:frame draw:style-name="gr9" draw:text-style-name="P3" draw:layer="layout" svg:width="0.511cm" svg:height="0.234cm" svg:x="4.639cm" svg:y="0.363cm">
          <draw:text-box>
            <text:p text:style-name="P2"><text:span text:style-name="T1"><text:s/></text:span><text:span text:style-name="T1">200 </text:span></text:p>
          </draw:text-box>
        </draw:frame>
        <draw:frame draw:style-name="gr3" draw:text-style-name="P3" draw:layer="layout" svg:width="0.199cm" svg:height="0.234cm" svg:x="4.706cm" svg:y="1.948cm">
          <draw:text-box>
            <text:p text:style-name="P2"><text:span text:style-name="T1"><text:s text:c="2"/></text:span></text:p>
          </draw:text-box>
        </draw:frame>
        <draw:path draw:style-name="gr7" draw:text-style-name="P1" draw:layer="layout" svg:width="0.75cm" svg:height="0.046cm" svg:x="0.518cm" svg:y="2.123cm" svg:viewBox="0 0 751 47" svg:d="M600 24l151-24v47zM150 24l-150 23v-47z">
          <text:p/>
        </draw:path>
        <draw:path draw:style-name="gr7" draw:text-style-name="P1" draw:layer="layout" svg:width="4.653cm" svg:height="1.632cm" svg:x="2.104cm" svg:y="0.568cm" svg:viewBox="0 0 4654 1633" svg:d="M23 1164l23 150h-46zM23 814l-23-150h46zM653 23l149-23v47zM4654 23l-150 24v-47zM2203 1610l149-23v46zM3103 1610l-150 23v-46z">
          <text:p/>
        </draw:path>
        <draw:path draw:style-name="gr7" draw:text-style-name="P1" draw:layer="layout" svg:width="0.9cm" svg:height="0.046cm" svg:x="0.668cm" svg:y="2.47cm" svg:viewBox="0 0 901 47" svg:d="M0 23l150-23v47zM901 23l-150 24v-47z">
          <text:p/>
        </draw:path>
        <draw:path draw:style-name="gr7" draw:text-style-name="P1" draw:layer="layout" svg:width="0.157cm" svg:height="0.167cm" svg:x="1.152cm" svg:y="1.172cm" svg:viewBox="0 0 158 168" svg:d="M52 115l-17 53-35-31zM107 52l16-52 35 31z">
          <text:p/>
        </draw:path>
        <draw:path draw:style-name="gr7" draw:text-style-name="P1" draw:layer="layout" svg:width="0.046cm" svg:height="0.42cm" svg:x="1.095cm" svg:y="1.171cm" svg:viewBox="0 0 47 421" svg:d="M23 421l24-50h-47zM23 0l-23 50h47z">
          <text:p/>
        </draw:path>
        <draw:path draw:style-name="gr7" draw:text-style-name="P1" draw:layer="layout" svg:width="0.046cm" svg:height="0.7cm" svg:x="0.473cm" svg:y="1.031cm" svg:viewBox="0 0 47 701" svg:d="M24 0l23 151h-47zM24 701l-24-150h47z">
          <text:p/>
        </draw:path>
        <draw:line draw:style-name="gr10" draw:text-style-name="P1" draw:layer="layout" svg:x1="1.118cm" svg:y1="1.281cm" svg:x2="1.118cm" svg:y2="1.204cm">
          <text:p/>
        </draw:line>
        <draw:line draw:style-name="gr10" draw:text-style-name="P1" draw:layer="layout" svg:x1="1.018cm" svg:y1="1.381cm" svg:x2="0.941cm" svg:y2="1.381cm">
          <text:p/>
        </draw:line>
        <draw:line draw:style-name="gr10" draw:text-style-name="P1" draw:layer="layout" svg:x1="1.118cm" svg:y1="1.481cm" svg:x2="1.118cm" svg:y2="1.558cm">
          <text:p/>
        </draw:line>
        <draw:line draw:style-name="gr10" draw:text-style-name="P1" draw:layer="layout" svg:x1="1.218cm" svg:y1="1.381cm" svg:x2="1.295cm" svg:y2="1.381cm">
          <text:p/>
        </draw:line>
        <draw:path draw:style-name="gr11" draw:text-style-name="P1" draw:layer="layout" svg:width="0.1cm" svg:height="0.1cm" svg:x="1.068cm" svg:y="1.331cm" svg:viewBox="0 0 101 101" svg:d="M50 51v-51M50 51h-50M50 51v50M50 51h51">
          <text:p/>
        </draw:path>
        <draw:path draw:style-name="gr12" draw:text-style-name="P1" draw:layer="layout" svg:width="1.027cm" svg:height="0.588cm" svg:x="0.379cm" svg:y="1.658cm" svg:viewBox="0 0 1028 589" svg:d="M740 0v589M290 173v416M740 489h288M740 489h-450M290 489h-290">
          <text:p/>
        </draw:path>
        <draw:path draw:style-name="gr12" draw:text-style-name="P1" draw:layer="layout" svg:width="6.361cm" svg:height="1.786cm" svg:x="0.396cm" svg:y="0.491cm" svg:viewBox="0 0 6362 1787" svg:d="M172 340h-172M172 541h-172M1272 1241h559M822 891h1009M1731 1241v288M1731 891v-289M1731 1241v-59M1731 891v53M2360 581v-581M6362 581v-581M2360 100h4002M3912 1341v446M4812 1341v446M3912 1687h900">
          <text:p/>
        </draw:path>
        <draw:path draw:style-name="gr12" draw:text-style-name="P1" draw:layer="layout" svg:width="0cm" svg:height="0.199cm" svg:x="0.496cm" svg:y="0.831cm" svg:viewBox="0 0 0 200" svg:d="M0 0M0 200">
          <text:p/>
        </draw:path>
        <draw:path draw:style-name="gr12" draw:text-style-name="P1" draw:layer="layout" svg:width="0.9cm" svg:height="0.762cm" svg:x="0.668cm" svg:y="1.831cm" svg:viewBox="0 0 901 763" svg:d="M0 0v763M901 0v763M0 663h901">
          <text:p/>
        </draw:path>
        <draw:path draw:style-name="gr12" draw:text-style-name="P1" draw:layer="layout" svg:width="0.055cm" svg:height="0.062cm" svg:x="1.277cm" svg:y="1.291cm" svg:viewBox="0 0 56 63" svg:d="M0 63M56 0">
          <text:p/>
        </draw:path>
        <draw:path draw:style-name="gr12" draw:text-style-name="P1" draw:layer="layout" svg:width="0.994cm" svg:height="1.108cm" svg:x="1.077cm" svg:y="0.318cm" svg:viewBox="0 0 995 1109" svg:d="M126 969l-126 140M126 969l55-62M181 907l814-907">
          <text:p/>
        </draw:path>
        <draw:path draw:style-name="gr12" draw:text-style-name="P1" draw:layer="layout" svg:width="0cm" svg:height="1.471cm" svg:x="1.118cm" svg:y="0.119cm" svg:viewBox="0 0 0 1472" svg:d="M0 1052v-1052M0 1052v420">
          <text:p/>
        </draw:path>
        <draw:path draw:style-name="gr12" draw:text-style-name="P1" draw:layer="layout" svg:width="0.172cm" svg:height="0.7cm" svg:x="0.396cm" svg:y="1.031cm" svg:viewBox="0 0 173 701" svg:d="M173 0h-173M173 701h-173M101 0v701">
          <text:p/>
        </draw:path>
        <draw:path draw:style-name="gr13" draw:text-style-name="P4" draw:layer="layout" svg:width="0.75cm" svg:height="0.046cm" svg:x="0.518cm" svg:y="2.123cm" svg:viewBox="0 0 751 47" svg:d="M600 24l151-24v47zM150 24l-150 23v-47z">
          <text:p/>
        </draw:path>
        <draw:path draw:style-name="gr13" draw:text-style-name="P4" draw:layer="layout" svg:width="4.653cm" svg:height="1.632cm" svg:x="2.104cm" svg:y="0.568cm" svg:viewBox="0 0 4654 1633" svg:d="M23 1164l23 150h-46zM23 814l-23-150h46zM653 23l149-23v47zM4654 23l-150 24v-47zM2203 1610l149-23v46zM3103 1610l-150 23v-46z">
          <text:p/>
        </draw:path>
        <draw:path draw:style-name="gr13" draw:text-style-name="P4" draw:layer="layout" svg:width="0.9cm" svg:height="0.046cm" svg:x="0.668cm" svg:y="2.47cm" svg:viewBox="0 0 901 47" svg:d="M0 23l150-23v47zM901 23l-150 24v-47z">
          <text:p/>
        </draw:path>
        <draw:path draw:style-name="gr13" draw:text-style-name="P4" draw:layer="layout" svg:width="0.157cm" svg:height="0.167cm" svg:x="1.152cm" svg:y="1.172cm" svg:viewBox="0 0 158 168" svg:d="M52 115l-17 53-35-31zM107 52l16-52 35 31z">
          <text:p/>
        </draw:path>
        <draw:path draw:style-name="gr13" draw:text-style-name="P4" draw:layer="layout" svg:width="0.046cm" svg:height="0.42cm" svg:x="1.095cm" svg:y="1.171cm" svg:viewBox="0 0 47 421" svg:d="M23 421l24-50h-47zM23 0l-23 50h47z">
          <text:p/>
        </draw:path>
        <draw:path draw:style-name="gr13" draw:text-style-name="P4" draw:layer="layout" svg:width="0.046cm" svg:height="0.7cm" svg:x="0.473cm" svg:y="1.031cm" svg:viewBox="0 0 47 701" svg:d="M24 0l23 151h-47zM24 701l-24-150h47z">
          <text:p/>
        </draw:path>
        <draw:frame draw:style-name="gr4" draw:text-style-name="P3" draw:layer="layout" svg:width="0.256cm" svg:height="0.234cm" svg:x="4.651cm" svg:y="2.187cm">
          <draw:text-box>
            <text:p text:style-name="P2"><text:span text:style-name="T1">4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Gothic" svg:font-family="CenturyGothic" style:font-pitch="variable"/>
    <style:font-face style:name="CenturyGothic1" svg:font-family="CenturyGothic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UI" svg:font-family="SegoeUI"/>
    <style:font-face style:name="SegoeUI1" svg:font-family="SegoeUI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24" draw:style="rect" draw:dots1="1" draw:dots1-length="1.524cm" draw:dots2="1" draw:dots2-length="0.127cm" draw:distance="0.127cm"/>
    <draw:stroke-dash draw:name="stroke-dash31" draw:style="rect" draw:dots1="1" draw:dots1-length="0.127cm" draw:distance="0.06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1cm" fo:margin-left="0.2cm" fo:margin-right="0.2cm" fo:page-width="7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2T12:27:06.591420454</dc:date>
    <meta:editing-duration>PT6M58S</meta:editing-duration>
    <meta:editing-cycles>1</meta:editing-cycles>
    <meta:document-statistic meta:object-count="42"/>
    <meta:generator>LibreOffice/7.3.7.2$Linux_X86_64 LibreOffice_project/30$Build-2</meta:generator>
  </office:meta>
</office:document-meta>
</file>